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Inter, sans-serif"/>
  </office:font-face-decls>
  <office:automatic-styles>
    <style:style style:name="P1" style:family="paragraph" style:parent-style-name="Text_20_body">
      <style:text-properties officeooo:paragraph-rsid="000fc6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w, on that health note, I have been dealing with a condition called Ankylosing Spondylitis as previously mentioned. The dictionary definition (<text:span text:style-name="Emphasis">a form of spinal arthritis, chiefly affecting young males, that eventually causes ankylosis of vertebral and sacroiliac joints</text:span>) Long story short, it has been incredibly debilitating since a few years prior to the diagnosis on March 23rd, 2017. It has affected all aspects of my life, and maintaining a sole - trading business and life has only compounded that issue. </text:p>
      <text:p text:style-name="P1">Now throughout my life (<text:span text:style-name="Emphasis">Zooming out further?!</text:span>) I have always felt a disconnect to the world, sometimes not being able to feel emotion during incredibly traumatic moments or presenting far too much emotion during the opposite. I never felt connected to others around me, through family, tennis, school, university, work and beyond. I kept this bottled up and maintained a very confident, well put together individual (J<text:span text:style-name="Emphasis">ust look at my school grades, except for the part about my constant disruptive nature</text:span>). Though when looking at it all objectively, I couldn't maintain friendships outside of these domains, and I quickly found I was secluding myself to my own world. </text:p>
      <text:p text:style-name="P1">I always had a passionate mind towards anything that was right in front of me but quickly lost interest in anything that wasn't. Then here comes the kicker. It was always a part of my family discussion, the term of ADHD (<text:span text:style-name="Emphasis">Attention-Deficit/Hyperactivity Disorder, is a chronic neurodevelopmental disorder that affects attention, hyperactivity, and impulsivity, often continuing from childhood into adulthood</text:span>). But when identifying whether or not I had it, it came with complicated, opposing answers, left with the understanding that I was perfectly fine. </text:p>
      <text:p text:style-name="P1">But as I grew up with this knowledge, it wasn't matching how I was seeing things from my own perspective. It didn't even match how the world was seeing me. I was often asked from early childhood, all the way towards adulthood, whether I had '<text:span text:style-name="Emphasis">something</text:span>'. And I would confidently (<text:span text:style-name="Emphasis">often agitatedly</text:span>) reply, "Certain family members of mine have it, but I was told I don't". </text:p>
      <text:p text:style-name="P1">So cut to the end of 2024, when I finally engaged in the discussion from my own thoughts, with my psychologist. I was shown results that proved I had ADHD (<text:span text:style-name="Emphasis">Nathan's clinical presentation and assessment results are strongly consistent with the following diagnosis:314.01 (F90.2) Attention Deficit Hyperactivity Disorder; Combined Presentation, and it very much present as a child</text:span>).</text:p>
      <text:p text:style-name="P1"><text:s/>Oh, then I found out that I actually was diagnosed as a child, but that was hidden from me. WHAT. Cue Netflix series. So why is this all relevant?Well, I started to grasp a lot about myself through a new lens, that felt like I had put on glasses that could fix my blurred vision. And I've been on ADHD medication as of 2025 and things are different, go figu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Inter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30T18:57:37.112000000</meta:creation-date>
    <dc:date>2025-10-30T19:01:44.312000000</dc:date>
    <meta:editing-duration>PT1M31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6" meta:word-count="467" meta:character-count="2844" meta:non-whitespace-character-count="2378"/>
  </office:meta>
</office:document-meta>
</file>